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4" style:family="presentation" style:parent-style-name="Predefinito-subtitle" style:list-style-name="L2">
      <style:graphic-properties draw:fill-color="#ffffff" draw:textarea-horizontal-align="center" fo:min-height="4.685cm" loext:decorative="false"/>
      <style:paragraph-properties style:writing-mode="lr-tb"/>
    </style:style>
    <style:style style:name="pr5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Predefinito-outline1">
      <style:graphic-properties fo:min-height="8.884cm" loext:decorative="false"/>
      <style:paragraph-properties style:writing-mode="lr-tb"/>
    </style:style>
    <style:style style:name="pr7" style:family="presentation" style:parent-style-name="Predefinito-title">
      <style:graphic-properties fo:min-height="2.629cm" loext:decorative="false"/>
      <style:paragraph-properties style:writing-mode="lr-tb"/>
    </style:style>
    <style:style style:name="pr8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9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10" style:family="presentation" style:parent-style-name="Predefinito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r11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12" style:family="presentation" style:parent-style-name="Predefinito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Predefinito-title">
      <style:graphic-properties fo:min-height="2.129cm" loext:decorative="false"/>
      <style:paragraph-properties style:writing-mode="lr-tb"/>
    </style:style>
    <style:style style:name="pr1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color="#000000" loext:opacity="100%" fo:font-weight="normal" fo:background-color="#ffff00" style:font-weight-asian="normal" style:font-weight-complex="normal"/>
    </style:style>
    <style:style style:name="P3" style:family="paragraph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P4" style:family="paragraph">
      <style:text-properties fo:color="#000000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 fo:background-color="#ffff00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10" style:family="paragraph">
      <style:text-properties fo:background-color="#ffff00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5cm" fo:margin-bottom="0cm"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start"/>
    </style:style>
    <style:style style:name="P15" style:family="paragraph">
      <style:paragraph-properties fo:margin-left="2cm" fo:margin-right="0cm" fo:margin-top="0.5cm" fo:margin-bottom="0cm" fo:text-align="start" fo:text-indent="0cm"/>
    </style:style>
    <style:style style:name="P16" style:family="paragraph">
      <style:paragraph-properties fo:margin-left="2cm" fo:margin-right="0cm" fo:margin-top="0.3cm" fo:margin-bottom="0cm" fo:text-align="start" fo:text-indent="0cm"/>
    </style:style>
    <style:style style:name="P17" style:family="paragraph">
      <style:paragraph-properties fo:margin-top="0.42cm" fo:margin-bottom="0.35cm" fo:text-align="start"/>
    </style:style>
    <style:style style:name="P18" style:family="paragraph">
      <style:paragraph-properties fo:margin-left="0cm" fo:margin-right="0cm" fo:margin-top="0.5cm" fo:margin-bottom="0cm" fo:text-indent="0cm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>
      <style:text-properties fo:font-style="italic" fo:background-color="#ffff00" style:font-style-asian="italic" style:font-style-complex="italic"/>
    </style:style>
    <style:style style:name="P23" style:family="paragraph">
      <style:paragraph-properties fo:text-align="center"/>
      <style:text-properties fo:font-size="22pt" style:font-size-asian="22pt" style:font-size-complex="22pt"/>
    </style:style>
    <style:style style:name="P24" style:family="paragraph">
      <style:paragraph-properties fo:text-align="start"/>
      <style:text-properties fo:font-size="18pt" style:font-size-asian="18pt" style:font-size-complex="18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font-weight="normal" fo:background-color="#ffff00" style:font-weight-asian="normal" style:font-weight-complex="normal"/>
    </style:style>
    <style:style style:name="T2" style:family="text">
      <style:text-properties fo:color="#000000" loext:opacity="100%" fo:font-size="32pt" fo:font-style="italic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00000" loext:opacity="100%" fo:background-color="#ffff00"/>
    </style:style>
    <style:style style:name="T4" style:family="text">
      <style:text-properties fo:font-size="32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background-color="#ffff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Microsoft YaHei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weight="normal" fo:background-color="#ffff00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18pt" fo:font-style="normal" style:font-size-asian="18pt" style:font-style-asian="normal" style:font-size-complex="18pt" style:font-style-complex="normal"/>
    </style:style>
    <style:style style:name="T3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28cm" svg:height="3.473cm" svg:x="-0.052cm" svg:y="3cm" presentation:class="title" presentation:user-transformed="true">
          <draw:text-box>
            <text:p text:style-name="P1"><text:span text:style-name="T1">Stress Testing Chatbots</text:span></text:p>
          </draw:text-box>
        </draw:frame>
        <draw:frame presentation:style-name="pr1" draw:text-style-name="P4" draw:layer="layout" svg:width="28cm" svg:height="3.473cm" svg:x="0cm" svg:y="8.5cm" presentation:class="title" presentation:user-transformed="true">
          <draw:text-box>
            <text:p text:style-name="P3"><text:span text:style-name="T2">Evaluating factuality, reasoning, abstraction, and other safety challen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6" draw:layer="layout" svg:width="28cm" svg:height="3.473cm" svg:x="0cm" svg:y="0.206cm" presentation:class="title" presentation:user-transformed="true">
          <draw:text-box>
            <text:p><text:span text:style-name="T3">Benchmarking LLMs for Complex Tasks</text:span></text:p>
          </draw:text-box>
        </draw:frame>
        <draw:frame presentation:style-name="pr3" draw:text-style-name="P7" draw:layer="layout" svg:width="25.199cm" svg:height="4.315cm" svg:x="1.4cm" svg:y="3cm" presentation:class="subtitle" presentation:user-transformed="true">
          <draw:text-box>
            <text:p><text:span text:style-name="T4">This work focuses on benchmarking the agentic capabilities of three prominent LLMs:</text:span></text:p>
          </draw:text-box>
        </draw:frame>
        <draw:frame presentation:style-name="pr4" draw:text-style-name="P9" draw:layer="layout" svg:width="25.199cm" svg:height="4.685cm" svg:x="2cm" svg:y="6.315cm">
          <draw:text-box>
            <text:list text:style-name="L2">
              <text:list-item>
                <text:p text:style-name="P8"><text:span text:style-name="T5">Gemini</text:span></text:p>
              </text:list-item>
              <text:list-item>
                <text:p text:style-name="P8"><text:span text:style-name="T5">Gemma</text:span></text:p>
              </text:list-item>
              <text:list-item>
                <text:p text:style-name="P8"><text:span text:style-name="T5">Llama</text:span></text:p>
              </text:list-item>
            </text:list>
          </draw:text-box>
        </draw:frame>
        <draw:frame presentation:style-name="pr3" draw:text-style-name="P7" draw:layer="layout" svg:width="28cm" svg:height="4.315cm" svg:x="0cm" svg:y="10.5cm">
          <draw:text-box>
            <text:p><text:span text:style-name="T6">The evaluation focused on three primary test categories: </text:span><text:span text:style-name="T7">Reasoning</text:span><text:span text:style-name="T6">, </text:span><text:span text:style-name="T7">Factuality</text:span><text:span text:style-name="T6">, and </text:span><text:span text:style-name="T7">Sequential Problem Solving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><text:span text:style-name="T8">LLMs Under Evaluation</text:span></text:p>
          </draw:text-box>
        </draw:frame>
        <draw:frame presentation:style-name="pr6" draw:layer="layout" svg:width="26.5cm" svg:height="12.243cm" svg:x="1cm" svg:y="3.257cm" presentation:class="outline" presentation:user-transformed="true">
          <draw:text-box>
            <text:p>This study focuses on benchmarking three prominent Large Language Models that are highly relevant and widely discussed within the AI research and development community:</text:p>
            <text:list text:style-name="L3">
              <text:list-item>
                <text:p><text:span text:style-name="T9">Gemini</text:span></text:p>
              </text:list-item>
            </text:list>
            <text:list text:style-name="L4">
              <text:list-item>
                <text:list>
                  <text:list-item>
                    <text:p><text:span text:style-name="T10">Google's most capable and multimodal AI model</text:span></text:p>
                  </text:list-item>
                  <text:list-item>
                    <text:p><text:span text:style-name="T10">Accessed via the Gemini API for this benchmark</text:span></text:p>
                  </text:list-item>
                  <text:list-item>
                    <text:p><text:span text:style-name="T11">Versions tested: </text:span><text:span text:style-name="T12">1.5 flash 002</text:span><text:span text:style-name="T11">, </text:span><text:span text:style-name="T12">1.5 flash 8B 001</text:span><text:span text:style-name="T11">, </text:span><text:span text:style-name="T12">2.0 flash lite 001</text:span><text:span text:style-name="T13">, </text:span><text:span text:style-name="T14">2.0 flash 001</text:span><text:span text:style-name="T15"> and </text:span><text:span text:style-name="T14">2.0 flash thinking exp</text:span></text:p>
                  </text:list-item>
                </text:list>
              </text:list-item>
            </text:list>
            <text:list text:style-name="L5">
              <text:list-item>
                <text:p><text:span text:style-name="T9">Gemma</text:span></text:p>
              </text:list-item>
            </text:list>
            <text:list text:style-name="L4">
              <text:list-item>
                <text:list>
                  <text:list-item>
                    <text:p><text:span text:style-name="T10">A family of open-source models from Google, built on the research and technology used in Gemini</text:span></text:p>
                  </text:list-item>
                  <text:list-item>
                    <text:p>Utilized for its accessibility and research-focused design</text:p>
                  </text:list-item>
                  <text:list-item>
                    <text:p><text:span text:style-name="T16">Gemma 3 with 1B and 4B</text:span> parameters were tested</text:p>
                  </text:list-item>
                </text:list>
              </text:list-item>
            </text:list>
            <text:list text:style-name="L5">
              <text:list-item>
                <text:p><text:span text:style-name="T9">Llama</text:span></text:p>
              </text:list-item>
            </text:list>
            <text:list text:style-name="L4">
              <text:list-item>
                <text:list>
                  <text:list-item>
                    <text:p>Meta's widely recognized open-source LLM</text:p>
                  </text:list-item>
                  <text:list-item>
                    <text:p>Frequently used as a foundational model in research and development</text:p>
                  </text:list-item>
                  <text:list-item>
                    <text:p>Versions <text:span text:style-name="T16">3.1 8B</text:span>, <text:span text:style-name="T16">3.2 1B</text:span> and <text:span text:style-name="T16">3.2 3B</text:span> were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><text:span text:style-name="T8">Experiment Setup and Scale</text:span></text:p>
          </draw:text-box>
        </draw:frame>
        <draw:frame presentation:style-name="pr6" draw:layer="layout" svg:width="26cm" svg:height="11cm" svg:x="1.5cm" svg:y="4cm" presentation:class="outline" presentation:user-transformed="true">
          <draw:text-box>
            <text:list text:style-name="L3">
              <text:list-header>
                <text:p text:style-name="P11"/>
              </text:list-header>
              <text:list-item>
                <text:p text:style-name="P11">13 free-tier Google accounts for API access</text:p>
              </text:list-item>
              <text:list-item>
                <text:p text:style-name="P11">10 distinct versions of Large Language Models (LLMs)</text:p>
              </text:list-item>
              <text:list-item>
                <text:p text:style-name="P11">22 unique submitted questions</text:p>
              </text:list-item>
              <text:list-item>
                <text:p text:style-name="P11">Resulting in over 273,000 responses</text:p>
              </text:list-item>
            </text:list>
          </draw:text-box>
        </draw:frame>
        <draw:frame presentation:style-name="pr8" draw:text-style-name="P8" draw:layer="layout" svg:width="25.199cm" svg:height="1.743cm" svg:x="1.301cm" svg:y="3.5cm" presentation:class="outline" presentation:user-transformed="true">
          <draw:text-box>
            <text:list text:style-name="L3">
              <text:list-header>
                <text:p text:style-name="P12">The benchmark utilized: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><text:span text:style-name="T8">Example of questions</text:span></text:p>
          </draw:text-box>
        </draw:frame>
        <draw:frame presentation:style-name="pr6" draw:layer="layout" svg:width="25.199cm" svg:height="1.815cm" svg:x="1.4cm" svg:y="3.685cm" presentation:class="outline" presentation:user-transformed="true">
          <draw:text-box>
            <text:list text:style-name="L3">
              <text:list-item>
                <text:p><text:span text:style-name="T17">What is the maximum point in the interval x=0 and x=pi of the function y=x*sin(x) ?</text:span></text:p>
              </text:list-item>
            </text:list>
          </draw:text-box>
        </draw:frame>
        <draw:frame presentation:style-name="pr6" draw:text-style-name="P13" draw:layer="layout" svg:width="25.199cm" svg:height="3.315cm" svg:x="1.301cm" svg:y="6.5cm" presentation:class="outline" presentation:user-transformed="true">
          <draw:text-box>
            <text:list text:style-name="L3">
              <text:list-item>
                <text:p><text:span text:style-name="T17">We want to fill a stadium with golf balls (whose volume can be aproximated to 40cm^3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6" draw:layer="layout" svg:width="25.199cm" svg:height="1.315cm" svg:x="1.301cm" svg:y="10.5cm" presentation:class="outline" presentation:user-transformed="true">
          <draw:text-box>
            <text:list text:style-name="L3">
              <text:list-item>
                <text:p><text:span text:style-name="T17">How many subsections of Article 140 of the Italian Constitution are there?</text:span></text:p>
              </text:list-item>
            </text:list>
          </draw:text-box>
        </draw:frame>
        <draw:frame presentation:style-name="pr6" draw:layer="layout" svg:width="25.199cm" svg:height="2.315cm" svg:x="1.301cm" svg:y="12.5cm" presentation:class="outline" presentation:user-transformed="true">
          <draw:text-box>
            <text:list text:style-name="L3">
              <text:list-item>
                <text:p><text:span text:style-name="T17">“The current king of France is dead”. Evaluate whether this statement is:</text:span></text:p>
                <text:list>
                  <text:list-header>
                    <text:p><text:span text:style-name="T17">1- True</text:span><text:span text:style-name="T17"><text:tab/></text:span><text:span text:style-name="T17"><text:tab/></text:span><text:span text:style-name="T17">2- false</text:span><text:span text:style-name="T17"><text:tab/></text:span><text:span text:style-name="T17"><text:tab/></text:span><text:span text:style-name="T17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><text:span text:style-name="T8">Tested Capabilities Breakdown</text:span></text:p>
          </draw:text-box>
        </draw:frame>
        <draw:frame presentation:style-name="pr9" draw:text-style-name="P14" draw:layer="layout" svg:width="26cm" svg:height="12cm" svg:x="1cm" svg:y="3.257cm" presentation:class="outline" presentation:user-transformed="true">
          <draw:text-box>
            <text:list text:style-name="L3">
              <text:list-header>
                <text:p text:style-name="P14">The evaluation comprised 22 unique questions distributed across 9 distinct categories:</text:p>
              </text:list-header>
            </text:list>
            <text:list text:style-name="L6">
              <text:list-item>
                <text:p text:style-name="P15"><text:span text:style-name="T18">Reason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3">Mathematical Reasoning</text:span></text:p>
                      </text:list-item>
                      <text:list-item>
                        <text:p text:style-name="P16"><text:span text:style-name="T13">Common Math Problems</text:span></text:p>
                      </text:list-item>
                      <text:list-item>
                        <text:p text:style-name="P16"><text:span text:style-name="T13">Sudok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5"><text:span text:style-name="T18">Factualit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3">Factual Pitfalls</text:span></text:p>
                      </text:list-item>
                      <text:list-item>
                        <text:p text:style-name="P16"><text:span text:style-name="T13">Russel’s theory of descript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5"><text:span text:style-name="T18">Sequential Problem Solv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3">Wolf, Goat and Cabbage</text:span></text:p>
                      </text:list-item>
                      <text:list-item>
                        <text:p text:style-name="P16"><text:span text:style-name="T13">Blocks World</text:span></text:p>
                      </text:list-item>
                      <text:list-item>
                        <text:p text:style-name="P16"><text:span text:style-name="T13">Hanoi Tower</text:span></text:p>
                      </text:list-item>
                      <text:list-item>
                        <text:p text:style-name="P16"><text:span text:style-name="T13">Ordered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><text:span text:style-name="T8">Sequential Problem Solving</text:span></text:p>
          </draw:text-box>
        </draw:frame>
        <draw:frame presentation:style-name="pr10" draw:text-style-name="P8" draw:layer="layout" svg:width="13.5cm" svg:height="6cm" svg:x="0.5cm" svg:y="9.75cm" presentation:class="outline" presentation:user-transformed="true">
          <draw:text-box>
            <text:list text:style-name="L3">
              <text:list-item>
                <text:p text:style-name="P8"><text:span text:style-name="T19">Goal Interaction</text:span><text:span text:style-name="T20">: </text:span><text:span text:style-name="T20"><text:line-break/></text:span><text:span text:style-name="T20">Achieving one sub-goal can inadvertently disrupt a previously achieved sub-goal.</text:span></text:p>
              </text:list-item>
            </text:list>
          </draw:text-box>
        </draw:frame>
        <draw:frame presentation:style-name="pr9" draw:text-style-name="P8" draw:layer="layout" svg:width="27cm" svg:height="7cm" svg:x="0.5cm" svg:y="3.5cm" presentation:class="outline" presentation:user-transformed="true">
          <draw:text-box>
            <text:list text:style-name="L3">
              <text:list-header>
                <text:p text:style-name="P14"><text:span text:style-name="T20">This category's questions test an LLM's ability to manage </text:span><text:span text:style-name="T19">sequential dependencies</text:span><text:span text:style-name="T20">, directly inspired by challenges in </text:span><text:span text:style-name="T19">Sussman's Anomaly</text:span><text:span text:style-name="T20">.</text:span></text:p>
                <text:p text:style-name="P17"><text:span text:style-name="T21">Sussman's Anomaly</text:span><text:span text:style-name="T22">, a classic AI planning problem, perfectly illustrates Sequential Problem Solving complexities by highlighting issues like: </text:span></text:p>
              </text:list-header>
            </text:list>
          </draw:text-box>
        </draw:frame>
        <draw:frame presentation:style-name="pr10" draw:text-style-name="P8" draw:layer="layout" svg:width="14cm" svg:height="6cm" svg:x="14cm" svg:y="9.75cm" presentation:class="outline" presentation:user-transformed="true">
          <draw:text-box>
            <text:list text:style-name="L3">
              <text:list-item>
                <text:p text:style-name="P8"><text:span text:style-name="T19">Linear vs. Non-linear Planning</text:span><text:span text:style-name="T20">: The anomaly shows the limitations of simple (linear) planning, demonstrating the need for advanced non-linear or hierarchical approach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1" draw:text-style-name="P10" draw:layer="layout" svg:width="28cm" svg:height="3.473cm" svg:x="0cm" svg:y="0.206cm" presentation:class="title" presentation:user-transformed="true">
          <draw:text-box>
            <text:p><text:span text:style-name="T23">Methodology: LLM Testing Framework</text:span></text:p>
          </draw:text-box>
        </draw:frame>
        <draw:frame presentation:style-name="pr6" draw:text-style-name="P20" draw:layer="layout" svg:width="27cm" svg:height="10.315cm" svg:x="0.5cm" svg:y="3.185cm" presentation:class="outline" presentation:user-transformed="true">
          <draw:text-box>
            <text:list text:style-name="L3">
              <text:list-item>
                <text:p text:style-name="P18"><text:span text:style-name="T24">Gemini (Cloud-Based)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0">Accessed through the Gemini API</text:span></text:p>
                  </text:list-item>
                  <text:list-item>
                    <text:p text:style-name="P19">Leveraged <text:span text:style-name="T9">13 'free tier' Google accounts</text:span> in parallel to overcome API rate limits and scale submissions</text:p>
                  </text:list-item>
                  <text:list-item>
                    <text:p text:style-name="P19">Each question was submitted repeatedly to the Gemini model to collect a robust dataset.</text:p>
                  </text:list-item>
                </text:list>
              </text:list-item>
            </text:list>
            <text:list text:style-name="L5">
              <text:list-item>
                <text:p text:style-name="P18"><text:span text:style-name="T24">Gemma &amp; Llama (Locally Hosted):</text:span><text:span text:style-name="T25">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25">Deployed and managed locally using the </text:span><text:span text:style-name="T24">Ollama</text:span><text:span text:style-name="T25"> open-source software</text:span></text:p>
                  </text:list-item>
                  <text:list-item>
                    <text:p text:style-name="P19"><text:span text:style-name="T25">Questions were submitted multiple times to each of these models running locally</text:span></text:p>
                  </text:list-item>
                </text:list>
              </text:list-item>
            </text:list>
          </draw:text-box>
        </draw:frame>
        <draw:frame presentation:style-name="pr9" draw:text-style-name="P21" draw:layer="layout" svg:width="27cm" svg:height="2.25cm" svg:x="0.5cm" svg:y="13.5cm" presentation:class="outline" presentation:user-transformed="true">
          <draw:text-box>
            <text:list text:style-name="L3">
              <text:list-header>
                <text:p text:style-name="P14"><text:span text:style-name="T26"><text:line-break/></text:span><text:span text:style-name="T26">The entire question submission, response collection, and data processing pipeline was fully automated with a custom Python program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5" draw:text-style-name="P22" draw:layer="layout" svg:width="25.199cm" svg:height="2.629cm" svg:x="1.4cm" svg:y="0.628cm" presentation:class="title">
          <draw:text-box>
            <text:p><text:span text:style-name="T8">Prompt Engineering Strategies</text:span></text:p>
          </draw:text-box>
        </draw:frame>
        <draw:frame presentation:style-name="pr10" draw:text-style-name="P23" draw:layer="layout" svg:width="28cm" svg:height="2.815cm" svg:x="0cm" svg:y="2.685cm" presentation:class="outline" presentation:user-transformed="true">
          <draw:text-box>
            <text:list text:style-name="L3">
              <text:list-header>
                <text:p text:style-name="P8"><text:span text:style-name="T22">Reasoning and Problem Solving questions were tested using distinct prompting strategies:</text:span></text:p>
              </text:list-header>
            </text:list>
          </draw:text-box>
        </draw:frame>
        <draw:frame presentation:style-name="pr9" draw:text-style-name="P24" draw:layer="layout" svg:width="26.5cm" svg:height="9.815cm" svg:x="1cm" svg:y="5.5cm" presentation:class="outline" presentation:user-transformed="true">
          <draw:text-box>
            <text:list text:style-name="L3">
              <text:list-item>
                <text:p text:style-name="P14"><text:span text:style-name="T27">One Shot </text:span><text:span text:style-name="T28">(OS)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9">The LLM was prompted to provide only the final answer directly in a single turn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28">Chain of Thought (CoT)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0">Involved a two-turn interacti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30">The LLM was first prompted to exhibit extensive reasoning</text:span></text:p>
                      </text:list-item>
                      <text:list-item>
                        <text:p text:style-name="P14"><text:span text:style-name="T30">A subsequent, separate prompt then instructed the LLM to output only the final correct resul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14"><text:span text:style-name="T31">Programming of Thought (PoT):</text:span></text:p>
                <text:list>
                  <text:list-item>
                    <text:p text:style-name="P14"><text:span text:style-name="T32">Process</text:span><text:span text:style-name="T33">: The LLM was prompted to generate a complete Python program designed to solve the given problem</text:span></text:p>
                  </text:list-item>
                  <text:list-item>
                    <text:p text:style-name="P14"><text:span text:style-name="T32">Execution</text:span><text:span text:style-name="T33">:</text:span><text:span text:style-name="T34"> This generated code was then run externally in a controlled environment to obtain and verify the final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><text:span text:style-name="T8">Data Analysis Workflow</text:span></text:p>
          </draw:text-box>
        </draw:frame>
        <draw:frame presentation:style-name="pr11" draw:text-style-name="P14" draw:layer="layout" svg:width="27cm" svg:height="11.815cm" svg:x="0.5cm" svg:y="3.685cm" presentation:class="outline" presentation:user-transformed="true">
          <draw:text-box>
            <text:p text:style-name="P14">The post-experiment data was processed through a structured workflow:</text:p>
            <text:list text:style-name="L3">
              <text:list-item>
                <text:p text:style-name="P14"><text:span text:style-name="T9">Automated Evaluation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A custom Python script was developed to automatically assess the correctness of each of the 273,000+ LLM responses</text:span></text:p>
                  </text:list-item>
                  <text:list-item>
                    <text:p text:style-name="P14"><text:span text:style-name="T10">This script allowed for minor variations in numerical answers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9">Initial Data Compilation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Evaluation results, along with raw responses, were systematically recorded into individual CSV files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9">Aggregate Processing &amp; Visualization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Each CSV file underwent further automated processing, using a dedicated macro to aggregate results</text:span></text:p>
                  </text:list-item>
                  <text:list-item>
                    <text:p text:style-name="P14"><text:span text:style-name="T10">This aggregated data was then readily transformed into insightful graphs and visualizations for performance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2" draw:text-style-name="P10" draw:layer="layout" svg:width="27cm" svg:height="3.473cm" svg:x="0.5cm" svg:y="0.206cm" presentation:class="title" presentation:user-transformed="true">
          <draw:text-box>
            <text:p><text:span text:style-name="T8">Results: Understanding the Data</text:span></text:p>
          </draw:text-box>
        </draw:frame>
        <draw:frame presentation:style-name="pr6" draw:layer="layout" svg:width="25.199cm" svg:height="11.815cm" svg:x="1.4cm" svg:y="3.685cm" presentation:class="outline" presentation:user-transformed="true">
          <draw:text-box>
            <text:list text:style-name="L3">
              <text:list-header>
                <text:p>The data presented in the upcoming graphs was prepared as follows:</text:p>
              </text:list-header>
              <text:list-item>
                <text:p><text:span text:style-name="T9">Individual Question Accuracy</text:span>: For each question, the percentage of accuracy was calculated based on multiple repetitions or attempts.</text:p>
              </text:list-item>
              <text:list-item>
                <text:p><text:span text:style-name="T9">Account-Level Aggregation</text:span>: The median accuracy for each question was then determined by considering the results across different accounts.</text:p>
              </text:list-item>
              <text:list-item>
                <text:p><text:span text:style-name="T9">Category-Level Aggregation</text:span>: Finally, the mean of these median accuracies was calculated for all questions within each specific problem category.</text:p>
              </text:list-item>
            </text:list>
            <text:p text:style-name="P8"><text:span text:style-name="T35">These category-level aggregated data are what you will see visualized in the graph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13" draw:text-style-name="P10" draw:layer="layout" svg:width="25.199cm" svg:height="2.129cm" svg:x="1.4cm" svg:y="0cm" presentation:class="title" presentation:user-transformed="true">
          <draw:text-box>
            <text:p><text:span text:style-name="T8">Gemini 2.0 Flash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4" draw:text-style-name="P26" draw:layer="layout" svg:width="28cm" svg:height="1.051cm" svg:x="0cm" svg:y="1.945cm" presentation:class="title" presentation:user-transformed="true">
          <draw:text-box>
            <text:p text:style-name="P25"><text:span text:style-name="T36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13" draw:text-style-name="P10" draw:layer="layout" svg:width="25.199cm" svg:height="2.129cm" svg:x="1.4cm" svg:y="0cm" presentation:class="title" presentation:user-transformed="true">
          <draw:text-box>
            <text:p text:style-name="P8"><text:span text:style-name="T8">Llama 3.2 3B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5" draw:text-style-name="P26" draw:layer="layout" svg:width="28cm" svg:height="1.051cm" svg:x="0cm" svg:y="1.945cm" presentation:class="title" presentation:user-transformed="true">
          <draw:text-box>
            <text:p text:style-name="P25"><text:span text:style-name="T36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presentation:style-name="pr13" draw:text-style-name="P10" draw:layer="layout" svg:width="25.199cm" svg:height="2.129cm" svg:x="1.4cm" svg:y="0cm" presentation:class="title" presentation:user-transformed="true">
          <draw:text-box>
            <text:p text:style-name="P8"><text:span text:style-name="T8">Gemma 3 4B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6" draw:text-style-name="P26" draw:layer="layout" svg:width="28cm" svg:height="1.051cm" svg:x="0cm" svg:y="1.945cm" presentation:class="title" presentation:user-transformed="true">
          <draw:text-box>
            <text:p text:style-name="P25"><text:span text:style-name="T36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10-18T16:59:59.940877800</dc:date>
    <meta:editing-duration>PT11H33M11S</meta:editing-duration>
    <meta:editing-cycles>120</meta:editing-cycles>
    <meta:generator>LibreOffice/25.2.5.2$Windows_X86_64 LibreOffice_project/03d19516eb2e1dd5d4ccd751a0d6f35f35e08022</meta:generator>
    <meta:document-statistic meta:object-count="9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